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9516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5335in"/>
    </style:style>
    <style:style style:name="co7" style:family="table-column">
      <style:table-column-properties fo:break-before="auto" style:column-width="1.3953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2.8638in"/>
    </style:style>
    <style:style style:name="co10" style:family="table-column">
      <style:table-column-properties fo:break-before="auto" style:column-width="2.342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xs:name</text:p>
          </table:table-cell>
          <table:table-cell table:style-name="ce1" office:value-type="string">
            <text:p>xs:type</text:p>
          </table:table-cell>
          <table:table-cell office:value-type="string">
            <text:p>xs:totalDigits value</text:p>
          </table:table-cell>
          <table:table-cell office:value-type="string">
            <text:p>xs:minLength value</text:p>
          </table:table-cell>
          <table:table-cell office:value-type="string">
            <text:p>xs:fractionDigits value</text:p>
          </table:table-cell>
          <table:table-cell office:value-type="string">
            <text:p>xs:maxLength value</text:p>
          </table:table-cell>
          <table:table-cell office:value-type="string">
            <text:p>xs:minInclusive value</text:p>
          </table:table-cell>
          <table:table-cell office:value-type="string">
            <text:p>xs:pattern value</text:p>
          </table:table-cell>
          <table:table-cell office:value-type="string">
            <text:p>xs:maxInclusive value</text:p>
          </table:table-cell>
          <table:table-cell table:style-name="ce1" table:number-columns-repeated="1000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xs:date/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T</text:p>
          </table:table-cell>
          <table:table-cell office:value-type="string">
            <text:p>xs:dateTime/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UN2_1</text:p>
          </table:table-cell>
          <table:table-cell office:value-type="string">
            <text:p>xs:decimal</text:p>
          </table:table-cell>
          <table:table-cell table:style-name="ce2" office:value-type="string">
            <text:p>2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3_1</text:p>
          </table:table-cell>
          <table:table-cell office:value-type="string">
            <text:p>xs:decimal</text:p>
          </table:table-cell>
          <table:table-cell table:style-name="ce2" office:value-type="string">
            <text:p>3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3_2</text:p>
          </table:table-cell>
          <table:table-cell office:value-type="string">
            <text:p>xs:decimal</text:p>
          </table:table-cell>
          <table:table-cell table:style-name="ce2" office:value-type="string">
            <text:p>3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4_1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4_2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5_1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5_2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5_3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5_4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6_1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6_2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6_3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6_4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7_1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7_2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7_4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7_5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8_2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8_3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8_4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8_5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8_6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9_1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9_3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9_4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9_5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9_6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9_7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7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0_2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0_3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0_4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0_6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1_8</text:p>
          </table:table-cell>
          <table:table-cell office:value-type="string">
            <text:p>xs:decimal</text:p>
          </table:table-cell>
          <table:table-cell table:style-name="ce2" office:value-type="string">
            <text:p>11</text:p>
          </table:table-cell>
          <table:table-cell/>
          <table:table-cell table:style-name="ce2" office:value-type="string">
            <text:p>8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2_3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2_4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2_6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6_15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1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8_6</text:p>
          </table:table-cell>
          <table:table-cell office:value-type="string">
            <text:p>xs:decimal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FreqM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9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FreqH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kChirps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Chips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9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hops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Distance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peed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canSpeed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illisecs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7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icrosecs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inutes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Az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Az180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Elev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90">
            <text:p>-90</text:p>
          </table:table-cell>
          <table:table-cell/>
          <table:table-cell office:value-type="float" office:value="90">
            <text:p>9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Elev180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180">
            <text:p>-180</text:p>
          </table:table-cell>
          <table:table-cell/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Percent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US_dBm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165">
            <text:p>-165</text:p>
          </table:table-cell>
          <table:table-cell/>
          <table:table-cell office:value-type="float" office:value="-30">
            <text:p>-3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US_dB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150">
            <text:p>-150</text:p>
          </table:table-cell>
          <table:table-cell/>
          <table:table-cell office:value-type="float" office:value="150">
            <text:p>15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SN3_1</text:p>
          </table:table-cell>
          <table:table-cell office:value-type="string">
            <text:p>xs:decimal</text:p>
          </table:table-cell>
          <table:table-cell table:style-name="ce2" office:value-type="string">
            <text:p>3</text:p>
          </table:table-cell>
          <table:table-cell/>
          <table:table-cell table:style-name="ce2" office:value-type="string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4_1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5_1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5_2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6_2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6_3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7_2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7_4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9_2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9_6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9_8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16_6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N16_15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FreqOffset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Altitude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CurvePointLevel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dB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dBm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dBW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dBWHz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US_dBW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US_dBWHz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Dble</text:p>
          </table:table-cell>
          <table:table-cell office:value-type="string">
            <text:p>xs:double/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UN1</text:p>
          </table:table-cell>
          <table:table-cell office:value-type="string">
            <text:p>xs:integer</text:p>
          </table:table-cell>
          <table:table-cell table:style-name="ce2" office:value-type="string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2</text:p>
          </table:table-cell>
          <table:table-cell office:value-type="string">
            <text:p>xs:integer</text:p>
          </table:table-cell>
          <table:table-cell table:style-name="ce2" office:value-type="string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3</text:p>
          </table:table-cell>
          <table:table-cell office:value-type="string">
            <text:p>xs:integer</text:p>
          </table:table-cell>
          <table:table-cell table:style-name="ce2" office:value-type="string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4</text:p>
          </table:table-cell>
          <table:table-cell office:value-type="string">
            <text:p>xs:integer</text:p>
          </table:table-cell>
          <table:table-cell table:style-name="ce2" office:value-type="string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5</text:p>
          </table:table-cell>
          <table:table-cell office:value-type="string">
            <text:p>xs:integer</text:p>
          </table:table-cell>
          <table:table-cell table:style-name="ce2" office:value-type="string">
            <text:p>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6</text:p>
          </table:table-cell>
          <table:table-cell office:value-type="string">
            <text:p>xs:integer</text:p>
          </table:table-cell>
          <table:table-cell table:style-name="ce2" office:value-type="string">
            <text:p>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8</text:p>
          </table:table-cell>
          <table:table-cell office:value-type="string">
            <text:p>xs:integer</text:p>
          </table:table-cell>
          <table:table-cell table:style-name="ce2" office:value-type="string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9</text:p>
          </table:table-cell>
          <table:table-cell office:value-type="string">
            <text:p>xs:integer</text:p>
          </table:table-cell>
          <table:table-cell table:style-name="ce2" office:value-type="string">
            <text:p>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0</text:p>
          </table:table-cell>
          <table:table-cell office:value-type="string">
            <text:p>xs:integer</text:p>
          </table:table-cell>
          <table:table-cell table:style-name="ce2" office:value-type="string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2</text:p>
          </table:table-cell>
          <table:table-cell office:value-type="string">
            <text:p>xs:integer</text:p>
          </table:table-cell>
          <table:table-cell table:style-name="ce2" office:value-type="string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16</text:p>
          </table:table-cell>
          <table:table-cell office:value-type="string">
            <text:p>xs:integer</text:p>
          </table:table-cell>
          <table:table-cell table:style-name="ce2" office:value-type="string">
            <text:p>1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canRate</text:p>
          </table:table-cell>
          <table:table-cell office:value-type="string">
            <text:p>xs:integer</text:p>
          </table:table-cell>
          <table:table-cell table:style-name="ce2" office:value-type="string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S_Twips</text:p>
          </table:table-cell>
          <table:table-cell office:value-type="string">
            <text:p>xs:integer</text:p>
          </table:table-cell>
          <table:table-cell table:style-name="ce2" office:value-type="string">
            <text:p>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UN7</text:p>
          </table:table-cell>
          <table:table-cell office:value-type="string">
            <text:p>xs:integer</text:p>
          </table:table-cell>
          <table:table-cell table:style-name="ce2" office:value-type="string">
            <text:p>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FNum</text:p>
          </table:table-cell>
          <table:table-cell office:value-type="string">
            <text:p>xs:integer</text:p>
          </table:table-cell>
          <table:table-cell table:style-name="ce2" office:value-type="string">
            <text:p>1</text:p>
          </table:table-cell>
          <table:table-cell table:number-columns-repeated="3"/>
          <table:table-cell table:style-name="ce2" office:value-type="string">
            <text:p>1</text:p>
          </table:table-cell>
          <table:table-cell/>
          <table:table-cell table:style-name="ce2" office:value-type="string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US_Percent</text:p>
          </table:table-cell>
          <table:table-cell office:value-type="string">
            <text:p>xs:integer</text:p>
          </table:table-cell>
          <table:table-cell table:style-name="ce2" office:value-type="string">
            <text:p>3</text:p>
          </table:table-cell>
          <table:table-cell table:number-columns-repeated="3"/>
          <table:table-cell table:style-name="ce2" office:value-type="string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1000"/>
        </table:table-row>
        <table:table-row table:style-name="ro1">
          <table:table-cell office:value-type="string">
            <text:p><text:s text:c="2"/></text:p>
          </table:table-cell>
          <table:table-cell office:value-type="string">
            <text:p>SN5</text:p>
          </table:table-cell>
          <table:table-cell office:value-type="string">
            <text:p>xs:integer</text:p>
          </table:table-cell>
          <table:table-cell table:style-name="ce2" office:value-type="string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N2</text:p>
          </table:table-cell>
          <table:table-cell office:value-type="string">
            <text:p>xs:integer</text:p>
          </table:table-cell>
          <table:table-cell table:style-name="ce2" office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<text:s text:c="2"/></text:p>
          </table:table-cell>
          <table:table-cell office:value-type="string">
            <text:p>SN6</text:p>
          </table:table-cell>
          <table:table-cell office:value-type="string">
            <text:p>xs:integer</text:p>
          </table:table-cell>
          <table:table-cell table:style-name="ce2" office:value-type="string">
            <text:p>6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aysOfWeek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(([0-7](-[0-7](/\d+)?)?)|(\*/\d+))(,([0-7](-[0-7](/\d+)?)?)|(,\*/\d+))*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MinSec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(([1-5]?\d(-[1-5]?\d(/\d+)?)?)|(\*/\d+))(,([1-5]?\d(-[1-5]?\d(/\d+)?)?)|(,\*/\d+))*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(([12]?\d(-[12]?\d(/\d+)?)?)|(\*/\d+))(,([12]?\d(-[12]?\d(/\d+)?)?)|(,\*/\d+))*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Year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(([12]\d{3}(-[12]\d{3}(/\d+)?)?)|(\*/\d+))(,([12]\d{3}(-[12]\d{3}(/\d+)?)?)|(,\*/\d+))*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DaysOfMonth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(([123]?\d(-[123]?\d(/\d+)?)?)|(\*/\d+))(,([123]?\d(-[123]?\d(/\d+)?)?)|(,\*/\d+))*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Month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((1?\d(-1?\d(/\d+)?)?)|(\*/\d+))(,(1?\d(-1?\d(/\d+)?)?)|(,\*/\d+))*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TSDFValue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/>
          <table:table-cell office:value-type="string">
            <text:p>([0-9]{1,2}|100)/[0-9]{1,2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Lat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0</text:p>
          </table:table-cell>
          <table:table-cell/>
          <table:table-cell office:value-type="string">
            <text:p>([0-9]{6}(.[0-9]{1,2})?(N|S))|X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Lon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1</text:p>
          </table:table-cell>
          <table:table-cell/>
          <table:table-cell office:value-type="string">
            <text:p>([0-9]{7}(.[0-9]{1,2})?(E|W))|X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EmsDe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5</text:p>
          </table:table-cell>
          <table:table-cell/>
          <table:table-cell office:value-type="string">
            <text:p>(A|B|C|D|F|G|H|J|K|L|M|N|P|Q|R|V|W|X|-)(0|1|2|3|7|8|9|X|-)(A|B|C|D|E|F|N|W|X|-)(A|B|C|D|E|F|G|H|J|K|L|M|N|W|X)?(C|F|N|T|W|X)?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NavAidChnl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/>
          <table:table-cell office:value-type="string">
            <text:p>[0-1][0-9]{2}(X|Y|W|Z)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DigestCode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512">
            <text:p>512</text:p>
          </table:table-cell>
          <table:table-cell/>
          <table:table-cell office:value-type="string">
            <text:p>[0-9A-Fa-f]{1,512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1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string">
            <text:p>[0-9A-Z]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priority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</text:p>
          </table:table-cell>
          <table:table-cell/>
          <table:table-cell office:value-type="string">
            <text:p>[A-Z][1-9]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Serial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9</text:p>
          </table:table-cell>
          <table:table-cell/>
          <table:table-cell office:value-type="string">
            <text:p>[A-Z0-9-]{1,5}:\w{0,4}:[A-Z]{2}:\S{1,15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NetNumber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/>
          <table:table-cell office:value-type="string">
            <text:p>[AB][0-9]{3}(00|25|50|75)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1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0</text:p>
          </table:table-cell>
          <table:table-cell/>
          <table:table-cell office:value-type="string">
            <text:p>\P{Ll}{1,10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1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2</text:p>
          </table:table-cell>
          <table:table-cell/>
          <table:table-cell office:value-type="string">
            <text:p>\P{Ll}{1,12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1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5</text:p>
          </table:table-cell>
          <table:table-cell/>
          <table:table-cell office:value-type="string">
            <text:p>\P{Ll}{1,15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</text:p>
          </table:table-cell>
          <table:table-cell/>
          <table:table-cell office:value-type="string">
            <text:p>\P{Ll}{1,2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2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0</text:p>
          </table:table-cell>
          <table:table-cell/>
          <table:table-cell office:value-type="string">
            <text:p>\P{Ll}{1,20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3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</text:p>
          </table:table-cell>
          <table:table-cell/>
          <table:table-cell office:value-type="string">
            <text:p>\P{Ll}{1,3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3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0</text:p>
          </table:table-cell>
          <table:table-cell/>
          <table:table-cell office:value-type="string">
            <text:p>\P{Ll}{1,30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S3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\P{Ll}{1,35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/>
          <table:table-cell office:value-type="string">
            <text:p>\P{Ll}{1,4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platform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/>
          <table:table-cell office:value-type="string">
            <text:p>\P{Ll}{1,4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4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\P{Ll}{1,40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5</text:p>
          </table:table-cell>
          <table:table-cell/>
          <table:table-cell office:value-type="string">
            <text:p>\P{Ll}{1,5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5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\P{Ll}{1,50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US6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/>
          <table:table-cell office:value-type="string">
            <text:p>\P{Ll}{1,6}/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S1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3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5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6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7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7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8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9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2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5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6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6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8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8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2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2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4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2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5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3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4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5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6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60">
            <text:p>6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7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70">
            <text:p>7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0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5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20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200">
            <text:p>20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25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255">
            <text:p>255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1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1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1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4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2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2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S8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80">
            <text:p>8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BD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EMO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 table:number-columns-repeated="1005"/>
        </table:table-row>
        <table:table-row table:style-name="ro2" table:number-rows-repeated="1048412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J16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Caulfield</meta:initial-creator>
    <meta:creation-date>2014-09-09T17:11:19</meta:creation-date>
    <dc:date>2014-09-10T09:13:06</dc:date>
    <dc:creator>Jesse Caulfield</dc:creator>
    <meta:editing-duration>PT15H44M37S</meta:editing-duration>
    <meta:editing-cycles>2</meta:editing-cycles>
    <meta:generator>LibreOffice/3.5$Linux_X86_64 LibreOffice_project/350m1$Build-2</meta:generator>
    <meta:document-statistic meta:table-count="3" meta:cell-count="746" meta:object-count="0"/>
  </office:meta>
</office:document-meta>
</file>